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</style:style>
    <style:style style:name="T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" style:parent-style-name="Normal" style:family="paragraph">
      <style:paragraph-properties style:text-autospace="none" fo:margin-bottom="0in" fo:line-height="100%"/>
    </style:style>
    <style:style style:name="T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</office:automatic-styles>
  <office:body>
    <office:text text:use-soft-page-breaks="true">
      <text:p text:style-name="P1"><text:span text:style-name="T2"><text:s text:c="4"/></text:span><text:span text:style-name="T3"># split the data into training a testing sets</text:span></text:p>
      <text:p text:style-name="P4"><text:s text:c="4"/>Xtrain,Xtest,ytrain,ytest = \</text:p>
      <text:p text:style-name="P5"><text:s text:c="8"/>train_test_split(X,y,test_size=0.1,random_state=42)</text:p>
      <text:p text:style-name="P6"><text:s text:c="3"/></text:p>
      <text:p text:style-name="P7"><text:span text:style-name="T8"><text:s text:c="4"/></text:span><text:span text:style-name="T9"># train the classifier on the data set</text:span></text:p>
      <text:p text:style-name="Normal"><text:span text:style-name="T10"><text:s text:c="4"/>sgd_clf.fit(Xtrain,ytrain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ndon Buell</meta:initial-creator>
    <dc:creator>Landon Buell</dc:creator>
    <meta:creation-date>2020-02-18T18:27:00Z</meta:creation-date>
    <dc:date>2020-02-18T18:27:00Z</dc:date>
    <meta:template xlink:href="Normal" xlink:type="simple"/>
    <meta:editing-cycles>1</meta:editing-cycles>
    <meta:editing-duration>PT0S</meta:editing-duration>
    <meta:document-statistic meta:page-count="1" meta:paragraph-count="1" meta:word-count="33" meta:character-count="221" meta:row-count="1" meta:non-whitespace-character-count="189"/>
  </office:meta>
</office:document-meta>
</file>